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officeooo:rsid="000fa70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ctise 3:<text:span text:style-name="T1">F</text:span>ile contents</text:p>
      <text:p text:style-name="P1"/>
      <text:p text:style-name="Standard"/>
      <text:p text:style-name="Standard">1. Display the first 12 lines of /etc/services.</text:p>
      <text:p text:style-name="Standard"><text:s text:c="3"/>Solution: head -12 /etc/services</text:p>
      <text:p text:style-name="Standard"><text:s text:c="3"/></text:p>
      <text:p text:style-name="Standard"><text:s text:c="3"/></text:p>
      <text:p text:style-name="Standard">2. Display the last line of /etc/passwd.</text:p>
      <text:p text:style-name="Standard"><text:s text:c="3"/>Solution: tail -1 /etc/passwd</text:p>
      <text:p text:style-name="Standard"/>
      <text:p text:style-name="Standard"/>
      <text:p text:style-name="Standard">3. Use cat to create a file named count.txt that looks like this:</text:p>
      <text:p text:style-name="Standard"><text:tab/>One</text:p>
      <text:p text:style-name="Standard"><text:tab/>Two</text:p>
      <text:p text:style-name="Standard"><text:tab/>Three</text:p>
      <text:p text:style-name="Standard"><text:tab/>Four</text:p>
      <text:p text:style-name="Standard"><text:tab/>Five</text:p>
      <text:p text:style-name="Standard"><text:s text:c="3"/>Solution: cat &gt; count.txt</text:p>
      <text:p text:style-name="Standard"><text:s text:c="13"/>One</text:p>
      <text:p text:style-name="Standard"><text:s text:c="13"/>Two</text:p>
      <text:p text:style-name="Standard"><text:s text:c="13"/>Three</text:p>
      <text:p text:style-name="Standard"><text:s text:c="13"/>Four</text:p>
      <text:p text:style-name="Standard"><text:s text:c="13"/>Five <text:s/></text:p>
      <text:p text:style-name="Standard"><text:s text:c="13"/>(Ctrl+d)</text:p>
      <text:p text:style-name="Standard"><text:s text:c="13"/></text:p>
      <text:p text:style-name="Standard"><text:s text:c="13"/></text:p>
      <text:p text:style-name="Standard">4. Use cp to make a backup of this file to cnt.txt.</text:p>
      <text:p text:style-name="Standard"><text:s text:c="3"/>Solution: cp count.txt cnt.txt</text:p>
      <text:p text:style-name="Standard"><text:s text:c="3"/></text:p>
      <text:p text:style-name="Standard"><text:s text:c="3"/></text:p>
      <text:p text:style-name="Standard">5. Use cat to make a backup of this file to catcnt.txt.</text:p>
      <text:p text:style-name="Standard"><text:s text:c="3"/>Solution: cat count.txt &gt; catcnt.txt</text:p>
      <text:p text:style-name="Standard"><text:s text:c="3"/></text:p>
      <text:p text:style-name="Standard"><text:s text:c="3"/></text:p>
      <text:p text:style-name="Standard">6. Display catcnt.txt, but with all lines in reverse order (the last line first).</text:p>
      <text:p text:style-name="Standard"><text:s text:c="3"/>Solution: tac catcnt.txt</text:p>
      <text:p text:style-name="Standard"><text:s text:c="3"/></text:p>
      <text:p text:style-name="Standard"><text:s text:c="3"/></text:p>
      <text:p text:style-name="Standard">7. Use more to display /etc/services.</text:p>
      <text:p text:style-name="Standard"><text:s text:c="3"/>Solution: more /etc/services</text:p>
      <text:p text:style-name="Standard"><text:s text:c="3"/></text:p>
      <text:p text:style-name="Standard"><text:s text:c="3"/></text:p>
      <text:p text:style-name="Standard">8. Display the readable character strings from the /usr/bin/passwd command.</text:p>
      <text:p text:style-name="Standard"><text:s text:c="3"/>Solution: strings /usr/bin/passwd</text:p>
      <text:p text:style-name="Standard"/>
      <text:p text:style-name="Standard">9. Use ls to find the biggest file in /etc.</text:p>
      <text:p text:style-name="Standard"><text:s text:c="3"/>Solution: ls -lrS /etc</text:p>
      <text:p text:style-name="Standard"><text:s text:c="3"/></text:p>
      <text:p text:style-name="Standard"><text:s text:c="3"/></text:p>
      <text:p text:style-name="Standard">10. Open two terminal windows (or tabs) and make sure you are in the same directory in both. Type echo this is the first line &gt; tailing.txt in the first terminal, then issue tail -f tailing.txt in the second terminal. Now go back to the first terminal and type echo This is another line &gt;&gt; tailing.txt (note the <text:soft-page-break/>double &gt;&gt;), verify that the tail -f in the second terminal shows both lines. Stop the tail -f with Ctrl-C.</text:p>
      <text:p text:style-name="Standard"><text:s text:c="5"/>Solution: Terminal1</text:p>
      <text:p text:style-name="Standard"><text:s text:c="5"/><text:tab/> <text:s text:c="6"/>$ echo "this is first line" &gt; tailing.txt</text:p>
      <text:p text:style-name="Standard"><text:s text:c="15"/>$ echo "this is second line" &gt;&gt; tailing.txt</text:p>
      <text:p text:style-name="Standard"><text:s text:c="15"/></text:p>
      <text:p text:style-name="Standard"><text:s text:c="15"/>Terminal2</text:p>
      <text:p text:style-name="Standard"><text:s text:c="15"/>$ tail -f tailing.txt </text:p>
      <text:p text:style-name="Standard"><text:tab/> <text:s text:c="9"/>this is first line</text:p>
      <text:p text:style-name="Standard"><text:tab/> <text:s text:c="9"/>this is second line</text:p>
      <text:p text:style-name="Standard"/>
      <text:p text:style-name="Standard"/>
      <text:p text:style-name="Standard">11. Use cat to create a file named tailing1.txt that contains the contents of tailing.txt followed by the contents of /etc/passwd.</text:p>
      <text:p text:style-name="Standard"><text:s text:c="4"/>Solution: cat tailing.txt &gt; tailing1.txt</text:p>
      <text:p text:style-name="Standard"><text:s text:c="4"/><text:tab/> <text:s text:c="5"/>cat /etc/passwd &gt;&gt; tailing1.txt</text:p>
      <text:p text:style-name="Standard"><text:s text:c="4"/></text:p>
      <text:p text:style-name="Standard"><text:s text:c="4"/></text:p>
      <text:p text:style-name="Standard">12. Use cat to create a file named tailing2.txt that contains the contents of tailing.txt preceded by the contents of /etc/passwd</text:p>
      <text:p text:style-name="Standard"><text:s text:c="4"/>Solution: cat /etc/passwd &gt; tailing2.txt</text:p>
      <text:p text:style-name="Standard"><text:s text:c="14"/>cat tailing.txt &gt;&gt; tailing2.txt</text:p>
      <text:p text:style-name="Standard"><text:s text:c="1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3T14:53:16.113312566</meta:creation-date>
    <dc:date>2020-10-03T14:54:20.022332164</dc:date>
    <meta:editing-duration>PT1M4S</meta:editing-duration>
    <meta:editing-cycles>1</meta:editing-cycles>
    <meta:document-statistic meta:table-count="0" meta:image-count="0" meta:object-count="0" meta:page-count="2" meta:paragraph-count="62" meta:word-count="309" meta:character-count="2142" meta:non-whitespace-character-count="1547"/>
    <meta:generator>LibreOffice/6.4.4.2$Linux_X86_64 LibreOffice_project/40$Build-2</meta:generator>
  </office:meta>
</office:document-meta>
</file>